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URW Bookman L" svg:font-family="'URW Bookman 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15%" fo:text-align="start" style:justify-single-word="false">
        <style:tab-stops/>
      </style:paragraph-properties>
      <style:text-properties style:use-window-font-color="true" style:font-name="URW Bookman L" fo:font-size="13pt" fo:font-weight="normal" officeooo:rsid="0021dcce" officeooo:paragraph-rsid="002029af" style:font-size-asian="13pt" style:font-weight-asian="normal" style:font-name-complex="Times New Roman1" style:font-size-complex="13pt" style:font-weight-complex="normal"/>
    </style:style>
    <style:style style:name="P2" style:family="paragraph" style:parent-style-name="Standard">
      <style:paragraph-properties fo:margin-top="0cm" fo:margin-bottom="0cm" loext:contextual-spacing="false" fo:line-height="115%" fo:text-align="start" style:justify-single-word="false">
        <style:tab-stops/>
      </style:paragraph-properties>
      <style:text-properties style:use-window-font-color="true" style:font-name="URW Bookman L" fo:font-size="13pt" fo:font-weight="normal" officeooo:rsid="0024ecad" officeooo:paragraph-rsid="002029af" style:font-size-asian="13pt" style:font-weight-asian="normal" style:font-name-complex="Times New Roman1" style:font-size-complex="13pt" style:font-weight-complex="normal"/>
    </style:style>
    <style:style style:name="P3" style:family="paragraph" style:parent-style-name="Standard">
      <style:paragraph-properties fo:margin-top="0cm" fo:margin-bottom="0cm" loext:contextual-spacing="false" fo:line-height="115%" fo:text-align="start" style:justify-single-word="false">
        <style:tab-stops/>
      </style:paragraph-properties>
      <style:text-properties style:use-window-font-color="true" style:font-name="URW Bookman L" fo:font-size="13pt" fo:font-weight="normal" officeooo:rsid="0025aa75" officeooo:paragraph-rsid="002029af" style:font-size-asian="13pt" style:font-weight-asian="normal" style:font-name-complex="Times New Roman1" style:font-size-complex="13pt" style:font-weight-complex="normal"/>
    </style:style>
    <style:style style:name="P4" style:family="paragraph" style:parent-style-name="Standard">
      <style:paragraph-properties fo:margin-top="0cm" fo:margin-bottom="0cm" loext:contextual-spacing="false" fo:line-height="115%" fo:text-align="justify" style:justify-single-word="false">
        <style:tab-stops/>
      </style:paragraph-properties>
      <style:text-properties style:use-window-font-color="true" style:font-name="URW Bookman L" fo:font-size="13pt" fo:font-weight="normal" officeooo:rsid="0026f1b0" officeooo:paragraph-rsid="00278d20" style:font-size-asian="13pt" style:font-weight-asian="normal" style:font-name-complex="Times New Roman1" style:font-size-complex="13pt" style:font-weight-complex="normal"/>
    </style:style>
    <style:style style:name="P5" style:family="paragraph" style:parent-style-name="Standard">
      <style:paragraph-properties fo:margin-top="0cm" fo:margin-bottom="0cm" loext:contextual-spacing="false" fo:line-height="115%" fo:text-align="justify" style:justify-single-word="false">
        <style:tab-stops/>
      </style:paragraph-properties>
      <style:text-properties style:use-window-font-color="true" style:font-name="URW Bookman L" fo:font-size="13pt" fo:font-weight="normal" officeooo:rsid="002a13aa" officeooo:paragraph-rsid="0028649c" style:font-size-asian="13pt" style:font-weight-asian="normal" style:font-name-complex="Times New Roman1" style:font-size-complex="13pt" style:font-weight-complex="normal"/>
    </style:style>
    <style:style style:name="P6" style:family="paragraph" style:parent-style-name="Standard">
      <style:paragraph-properties fo:margin-top="0cm" fo:margin-bottom="0cm" loext:contextual-spacing="false" fo:line-height="115%" fo:text-align="justify" style:justify-single-word="false">
        <style:tab-stops/>
      </style:paragraph-properties>
      <style:text-properties style:use-window-font-color="true" style:font-name="URW Bookman L" fo:font-size="13pt" fo:font-weight="normal" officeooo:rsid="002c8c42" officeooo:paragraph-rsid="0028649c" style:font-size-asian="13pt" style:font-weight-asian="normal" style:font-name-complex="Times New Roman1" style:font-size-complex="13pt" style:font-weight-complex="normal"/>
    </style:style>
    <style:style style:name="P7" style:family="paragraph" style:parent-style-name="Standard">
      <style:paragraph-properties fo:margin-top="0cm" fo:margin-bottom="0cm" loext:contextual-spacing="false" fo:line-height="100%" fo:text-align="justify" style:justify-single-word="false">
        <style:tab-stops/>
      </style:paragraph-properties>
      <style:text-properties style:use-window-font-color="true" style:font-name="URW Bookman L" fo:font-size="13pt" fo:font-weight="normal" officeooo:rsid="0028815f" officeooo:paragraph-rsid="0028649c" style:font-size-asian="11.3500003814697pt" style:font-weight-asian="normal" style:font-name-complex="Times New Roman1" style:font-size-complex="13pt" style:font-weight-complex="normal"/>
    </style:style>
    <style:style style:name="P8" style:family="paragraph" style:parent-style-name="Standard">
      <style:paragraph-properties fo:margin-top="0cm" fo:margin-bottom="0cm" loext:contextual-spacing="false" fo:line-height="115%" fo:text-align="justify" style:justify-single-word="false">
        <style:tab-stops/>
      </style:paragraph-properties>
      <style:text-properties style:use-window-font-color="true" style:font-name="URW Bookman L" fo:font-size="13pt" fo:font-weight="bold" officeooo:rsid="002029af" officeooo:paragraph-rsid="002029af" style:font-size-asian="13pt" style:font-weight-asian="bold" style:font-size-complex="13pt" style:font-weight-complex="bold"/>
    </style:style>
    <style:style style:name="P9" style:family="paragraph" style:parent-style-name="Standard">
      <style:paragraph-properties fo:margin-top="0cm" fo:margin-bottom="0cm" loext:contextual-spacing="false" fo:line-height="115%" fo:text-align="justify" style:justify-single-word="false">
        <style:tab-stops/>
      </style:paragraph-properties>
      <style:text-properties style:use-window-font-color="true" style:font-name="URW Bookman L" fo:font-size="13pt" fo:font-weight="bold" officeooo:rsid="002029af" officeooo:paragraph-rsid="00278d20" style:font-size-asian="13pt" style:font-weight-asian="bold" style:font-size-complex="13pt" style:font-weight-complex="bold"/>
    </style:style>
    <style:style style:name="P10" style:family="paragraph" style:parent-style-name="Standard">
      <style:paragraph-properties fo:margin-top="0cm" fo:margin-bottom="0cm" loext:contextual-spacing="false" fo:line-height="115%" fo:text-align="justify" style:justify-single-word="false">
        <style:tab-stops/>
      </style:paragraph-properties>
      <style:text-properties style:use-window-font-color="true" style:font-name="URW Bookman L" fo:font-size="13pt" fo:font-weight="bold" officeooo:rsid="0028649c" officeooo:paragraph-rsid="0028649c" style:font-size-asian="13pt" style:font-weight-asian="bold" style:font-size-complex="13pt" style:font-weight-complex="bold"/>
    </style:style>
    <style:style style:name="P11" style:family="paragraph" style:parent-style-name="Standard">
      <style:paragraph-properties fo:margin-top="0cm" fo:margin-bottom="0cm" loext:contextual-spacing="false" fo:line-height="115%" fo:text-align="justify" style:justify-single-word="false">
        <style:tab-stops/>
      </style:paragraph-properties>
      <style:text-properties style:use-window-font-color="true" style:font-name="URW Bookman L" fo:font-size="13pt" fo:font-weight="bold" officeooo:rsid="0028649c" officeooo:paragraph-rsid="002c8c42" style:font-size-asian="13pt" style:font-weight-asian="bold" style:font-size-complex="13pt" style:font-weight-complex="bold"/>
    </style:style>
    <style:style style:name="P12" style:family="paragraph" style:parent-style-name="Standard">
      <style:paragraph-properties fo:margin-top="0cm" fo:margin-bottom="0cm" loext:contextual-spacing="false" fo:line-height="115%" fo:text-align="justify" style:justify-single-word="false">
        <style:tab-stops/>
      </style:paragraph-properties>
      <style:text-properties style:use-window-font-color="true" style:font-name="URW Bookman L" fo:font-size="13pt" fo:font-weight="bold" officeooo:rsid="002c8c42" officeooo:paragraph-rsid="0034292a" style:font-size-asian="13pt" style:font-weight-asian="bold" style:font-size-complex="13pt" style:font-weight-complex="bold"/>
    </style:style>
    <style:style style:name="P13" style:family="paragraph" style:parent-style-name="Standard">
      <style:paragraph-properties fo:margin-top="0cm" fo:margin-bottom="0cm" loext:contextual-spacing="false" fo:line-height="100%" fo:text-align="center" style:justify-single-word="false">
        <style:tab-stops/>
      </style:paragraph-properties>
      <style:text-properties style:use-window-font-color="true" style:font-name="URW Bookman L" fo:font-size="13pt" fo:font-weight="bold" officeooo:rsid="003be450" officeooo:paragraph-rsid="003be450" style:font-size-asian="11.3500003814697pt" style:font-weight-asian="bold" style:font-name-complex="Times New Roman1" style:font-size-complex="13pt" style:font-weight-complex="bold"/>
    </style:style>
    <style:style style:name="P14" style:family="paragraph" style:parent-style-name="Standard">
      <style:paragraph-properties fo:margin-top="0cm" fo:margin-bottom="0cm" loext:contextual-spacing="false" fo:line-height="100%" fo:text-align="start" style:justify-single-word="false">
        <style:tab-stops/>
      </style:paragraph-properties>
      <style:text-properties style:use-window-font-color="true" style:font-name="URW Bookman L" fo:font-size="13pt" fo:font-weight="bold" officeooo:rsid="003be450" officeooo:paragraph-rsid="003be450" style:font-size-asian="11.3500003814697pt" style:font-weight-asian="bold" style:font-name-complex="Times New Roman1" style:font-size-complex="13pt" style:font-weight-complex="bold"/>
    </style:style>
    <style:style style:name="P15" style:family="paragraph" style:parent-style-name="Standard">
      <style:paragraph-properties fo:margin-top="0cm" fo:margin-bottom="0cm" loext:contextual-spacing="false" fo:line-height="100%" fo:text-align="start" style:justify-single-word="false">
        <style:tab-stops/>
      </style:paragraph-properties>
      <style:text-properties style:use-window-font-color="true" style:font-name="URW Bookman L" fo:font-size="13pt" fo:font-weight="bold" officeooo:rsid="003da0bc" officeooo:paragraph-rsid="003da0bc" style:font-size-asian="11.3500003814697pt" style:font-weight-asian="bold" style:font-name-complex="Times New Roman1" style:font-size-complex="13pt" style:font-weight-complex="bold"/>
    </style:style>
    <style:style style:name="P16" style:family="paragraph" style:parent-style-name="Standard">
      <style:paragraph-properties fo:margin-top="0cm" fo:margin-bottom="0cm" loext:contextual-spacing="false" fo:text-align="center" style:justify-single-word="false"/>
      <style:text-properties style:font-name="URW Bookman L" fo:font-size="12pt" officeooo:paragraph-rsid="00162f62" style:font-size-asian="12pt" style:font-name-complex="Times New Roman1" style:font-size-complex="12pt"/>
    </style:style>
    <style:style style:name="P17" style:family="paragraph" style:parent-style-name="Standard">
      <style:paragraph-properties fo:margin-top="0cm" fo:margin-bottom="0cm" loext:contextual-spacing="false" fo:line-height="100%" fo:text-align="justify" style:justify-single-word="false">
        <style:tab-stops>
          <style:tab-stop style:position="9.511cm"/>
        </style:tab-stops>
      </style:paragraph-properties>
      <style:text-properties style:font-name="URW Bookman L" fo:font-size="12pt" officeooo:paragraph-rsid="00162f62" style:font-size-asian="12pt" style:font-name-complex="Times New Roman1" style:font-size-complex="12pt"/>
    </style:style>
    <style:style style:name="P18" style:family="paragraph" style:parent-style-name="Standard">
      <style:paragraph-properties fo:margin-top="0cm" fo:margin-bottom="0cm" loext:contextual-spacing="false"/>
      <style:text-properties style:font-name="URW Bookman L" fo:font-size="12pt" fo:font-weight="bold" officeooo:paragraph-rsid="00162f62" style:font-size-asian="12pt" style:font-weight-asian="bold" style:font-name-complex="Times New Roman1" style:font-size-complex="12pt"/>
    </style:style>
    <style:style style:name="P19" style:family="paragraph" style:parent-style-name="Standard">
      <style:paragraph-properties fo:margin-top="0cm" fo:margin-bottom="0cm" loext:contextual-spacing="false"/>
      <style:text-properties style:font-name="URW Bookman L" fo:font-size="12pt" fo:font-weight="bold" officeooo:rsid="00162f62" officeooo:paragraph-rsid="00162f62" style:font-size-asian="12pt" style:font-weight-asian="bold" style:font-name-complex="Times New Roman1" style:font-size-complex="12pt"/>
    </style:style>
    <style:style style:name="P20" style:family="paragraph" style:parent-style-name="Standard">
      <style:paragraph-properties fo:margin-top="0cm" fo:margin-bottom="0cm" loext:contextual-spacing="false" fo:line-height="100%" fo:text-align="justify" style:justify-single-word="false">
        <style:tab-stops>
          <style:tab-stop style:position="9.511cm"/>
        </style:tab-stops>
      </style:paragraph-properties>
      <style:text-properties style:font-name="URW Bookman L" fo:font-size="12pt" fo:font-weight="bold" officeooo:paragraph-rsid="00162f62" style:font-size-asian="12pt" style:font-weight-asian="bold" style:font-name-complex="Times New Roman1" style:font-size-complex="12pt"/>
    </style:style>
    <style:style style:name="P21" style:family="paragraph" style:parent-style-name="Standard">
      <style:paragraph-properties fo:margin-top="0cm" fo:margin-bottom="0cm" loext:contextual-spacing="false" fo:line-height="100%" fo:text-align="justify" style:justify-single-word="false">
        <style:tab-stops>
          <style:tab-stop style:position="9.511cm"/>
        </style:tab-stops>
      </style:paragraph-properties>
      <style:text-properties style:font-name="URW Bookman L" fo:font-size="12pt" fo:font-weight="bold" officeooo:rsid="001d7a34" officeooo:paragraph-rsid="001d7a34" style:font-size-asian="12pt" style:font-weight-asian="bold" style:font-name-complex="Times New Roman1" style:font-size-complex="12pt"/>
    </style:style>
    <style:style style:name="P22" style:family="paragraph" style:parent-style-name="Standard">
      <style:paragraph-properties fo:margin-top="0cm" fo:margin-bottom="0cm" loext:contextual-spacing="false" fo:text-align="center" style:justify-single-word="false"/>
      <style:text-properties style:font-name="URW Bookman L" fo:font-size="13pt" fo:font-weight="bold" officeooo:paragraph-rsid="00162f62" style:font-size-asian="13pt" style:font-weight-asian="bold" style:font-name-complex="Times New Roman1" style:font-size-complex="13pt"/>
    </style:style>
    <style:style style:name="P23" style:family="paragraph" style:parent-style-name="Standard">
      <style:paragraph-properties fo:margin-top="0cm" fo:margin-bottom="0cm" loext:contextual-spacing="false" fo:line-height="115%" fo:text-align="center" style:justify-single-word="false">
        <style:tab-stops>
          <style:tab-stop style:position="9.511cm"/>
        </style:tab-stops>
      </style:paragraph-properties>
      <style:text-properties style:font-name="URW Bookman L" fo:font-size="13pt" fo:font-weight="bold" officeooo:rsid="0017834d" officeooo:paragraph-rsid="00162f62" style:font-size-asian="13pt" style:font-weight-asian="bold" style:font-name-complex="Times New Roman1" style:font-size-complex="13pt" style:font-weight-complex="bold"/>
    </style:style>
    <style:style style:name="P24" style:family="paragraph" style:parent-style-name="Standard">
      <style:paragraph-properties fo:margin-top="0cm" fo:margin-bottom="0cm" loext:contextual-spacing="false" fo:line-height="115%" fo:text-align="justify" style:justify-single-word="false">
        <style:tab-stops>
          <style:tab-stop style:position="9.511cm"/>
        </style:tab-stops>
      </style:paragraph-properties>
      <style:text-properties style:font-name="URW Bookman L" fo:font-size="13pt" fo:font-weight="bold" officeooo:rsid="0017834d" officeooo:paragraph-rsid="0017834d" style:font-size-asian="13pt" style:font-weight-asian="bold" style:font-size-complex="13pt" style:font-weight-complex="bold"/>
    </style:style>
    <style:style style:name="P25" style:family="paragraph" style:parent-style-name="Standard">
      <style:paragraph-properties fo:margin-top="0cm" fo:margin-bottom="0cm" loext:contextual-spacing="false" fo:line-height="115%" fo:text-align="start" style:justify-single-word="false">
        <style:tab-stops/>
      </style:paragraph-properties>
      <style:text-properties style:font-name="URW Bookman L" fo:font-size="13pt" fo:font-weight="bold" officeooo:rsid="0017834d" officeooo:paragraph-rsid="0017834d" style:font-size-asian="13pt" style:font-weight-asian="bold" style:font-size-complex="13pt" style:font-weight-complex="bold"/>
    </style:style>
    <style:style style:name="P26" style:family="paragraph" style:parent-style-name="Standard">
      <style:paragraph-properties fo:margin-top="0cm" fo:margin-bottom="0cm" loext:contextual-spacing="false" fo:line-height="115%" fo:text-align="start" style:justify-single-word="false">
        <style:tab-stops/>
      </style:paragraph-properties>
      <style:text-properties style:font-name="URW Bookman L" fo:font-size="13pt" fo:font-weight="bold" officeooo:rsid="00388a15" officeooo:paragraph-rsid="00388a15" style:font-size-asian="13pt" style:font-weight-asian="bold" style:font-size-complex="13pt" style:font-weight-complex="bold"/>
    </style:style>
    <style:style style:name="P27" style:family="paragraph" style:parent-style-name="Standard">
      <style:paragraph-properties fo:margin-top="0cm" fo:margin-bottom="0cm" loext:contextual-spacing="false" fo:line-height="115%" fo:text-align="start" style:justify-single-word="false">
        <style:tab-stops/>
      </style:paragraph-properties>
      <style:text-properties style:font-name="URW Bookman L" fo:font-size="13pt" fo:font-weight="bold" officeooo:rsid="001e9d8e" officeooo:paragraph-rsid="002174d0" style:font-size-asian="13pt" style:font-weight-asian="bold" style:font-size-complex="13pt" style:font-weight-complex="bold"/>
    </style:style>
    <style:style style:name="P28" style:family="paragraph" style:parent-style-name="Standard">
      <style:paragraph-properties fo:margin-top="0cm" fo:margin-bottom="0cm" loext:contextual-spacing="false" fo:line-height="115%" fo:text-align="justify" style:justify-single-word="false">
        <style:tab-stops/>
      </style:paragraph-properties>
      <style:text-properties style:font-name="URW Bookman L" fo:font-size="13pt" fo:font-weight="bold" officeooo:rsid="002029af" officeooo:paragraph-rsid="002029af" style:font-size-asian="13pt" style:font-weight-asian="bold" style:font-size-complex="13pt" style:font-weight-complex="bold"/>
    </style:style>
    <style:style style:name="P29" style:family="paragraph" style:parent-style-name="Standard">
      <style:paragraph-properties fo:margin-top="0cm" fo:margin-bottom="0cm" loext:contextual-spacing="false" fo:line-height="115%" fo:text-align="start" style:justify-single-word="false">
        <style:tab-stops>
          <style:tab-stop style:position="9.511cm"/>
        </style:tab-stops>
      </style:paragraph-properties>
      <style:text-properties style:font-name="URW Bookman L" fo:font-size="13pt" fo:font-weight="normal" officeooo:rsid="0017834d" officeooo:paragraph-rsid="0017834d" style:font-size-asian="13pt" style:font-weight-asian="normal" style:font-name-complex="Times New Roman1" style:font-size-complex="13pt" style:font-weight-complex="normal"/>
    </style:style>
    <style:style style:name="P30" style:family="paragraph" style:parent-style-name="Standard">
      <style:paragraph-properties fo:margin-top="0cm" fo:margin-bottom="0cm" loext:contextual-spacing="false" fo:line-height="115%" fo:text-align="justify" style:justify-single-word="false">
        <style:tab-stops/>
      </style:paragraph-properties>
      <style:text-properties style:font-name="URW Bookman L" fo:font-size="13pt" fo:font-weight="normal" officeooo:rsid="001b7cfa" officeooo:paragraph-rsid="0017834d" style:font-size-asian="13pt" style:font-weight-asian="normal" style:font-name-complex="Times New Roman1" style:font-size-complex="13pt" style:font-weight-complex="normal"/>
    </style:style>
    <style:style style:name="P31" style:family="paragraph" style:parent-style-name="Standard">
      <style:paragraph-properties fo:margin-top="0cm" fo:margin-bottom="0cm" loext:contextual-spacing="false" fo:line-height="115%" fo:text-align="start" style:justify-single-word="false">
        <style:tab-stops/>
      </style:paragraph-properties>
      <style:text-properties style:font-name="URW Bookman L" fo:font-size="13pt" fo:font-weight="normal" officeooo:rsid="001b7cfa" officeooo:paragraph-rsid="0017834d" style:font-size-asian="13pt" style:font-weight-asian="normal" style:font-name-complex="Times New Roman1" style:font-size-complex="13pt" style:font-weight-complex="normal"/>
    </style:style>
    <style:style style:name="P32" style:family="paragraph" style:parent-style-name="Standard">
      <style:paragraph-properties fo:margin-top="0cm" fo:margin-bottom="0cm" loext:contextual-spacing="false" fo:line-height="115%" fo:text-align="start" style:justify-single-word="false">
        <style:tab-stops/>
      </style:paragraph-properties>
      <style:text-properties style:font-name="URW Bookman L" fo:font-size="13pt" fo:font-weight="normal" officeooo:rsid="001e9d8e" officeooo:paragraph-rsid="0017834d" style:font-size-asian="13pt" style:font-weight-asian="normal" style:font-name-complex="Times New Roman1" style:font-size-complex="13pt" style:font-weight-complex="normal"/>
    </style:style>
    <style:style style:name="P33" style:family="paragraph" style:parent-style-name="Standard">
      <style:paragraph-properties fo:margin-top="0cm" fo:margin-bottom="0cm" loext:contextual-spacing="false" fo:line-height="115%" fo:text-align="start" style:justify-single-word="false">
        <style:tab-stops/>
      </style:paragraph-properties>
      <style:text-properties style:font-name="URW Bookman L" fo:font-size="13pt" fo:font-weight="normal" officeooo:rsid="001d7a34" officeooo:paragraph-rsid="002174d0" style:font-size-asian="13pt" style:font-weight-asian="normal" style:font-name-complex="Times New Roman1" style:font-size-complex="13pt" style:font-weight-complex="normal"/>
    </style:style>
    <style:style style:name="P34" style:family="paragraph" style:parent-style-name="Standard">
      <style:paragraph-properties fo:margin-top="0cm" fo:margin-bottom="0cm" loext:contextual-spacing="false" fo:line-height="115%" fo:text-align="start" style:justify-single-word="false">
        <style:tab-stops/>
      </style:paragraph-properties>
      <style:text-properties style:font-name="URW Bookman L" fo:font-size="13pt" fo:font-weight="normal" officeooo:rsid="002029af" officeooo:paragraph-rsid="001e9d8e" style:font-size-asian="13pt" style:font-weight-asian="normal" style:font-name-complex="Times New Roman1" style:font-size-complex="13pt" style:font-weight-complex="normal"/>
    </style:style>
    <style:style style:name="P35" style:family="paragraph" style:parent-style-name="Standard">
      <style:paragraph-properties fo:margin-top="0cm" fo:margin-bottom="0cm" loext:contextual-spacing="false"/>
      <style:text-properties style:font-name="URW Bookman L" officeooo:rsid="00162f62" officeooo:paragraph-rsid="00162f62"/>
    </style:style>
    <style:style style:name="P36" style:family="paragraph" style:parent-style-name="Standard">
      <style:paragraph-properties fo:margin-top="0cm" fo:margin-bottom="0cm" loext:contextual-spacing="false"/>
      <style:text-properties style:font-name="URW Bookman L" officeooo:paragraph-rsid="00162f62"/>
    </style:style>
    <style:style style:name="P37" style:family="paragraph" style:parent-style-name="Standard">
      <style:paragraph-properties fo:margin-top="0cm" fo:margin-bottom="0cm" loext:contextual-spacing="false" fo:line-height="100%" fo:text-align="justify" style:justify-single-word="false">
        <style:tab-stops>
          <style:tab-stop style:position="9.511cm"/>
        </style:tab-stops>
      </style:paragraph-properties>
      <style:text-properties style:font-name="URW Bookman L" officeooo:paragraph-rsid="00162f62"/>
    </style:style>
    <style:style style:name="P38" style:family="paragraph" style:parent-style-name="Standard">
      <style:paragraph-properties fo:margin-top="0cm" fo:margin-bottom="0cm" loext:contextual-spacing="false" fo:line-height="100%" fo:text-align="center" style:justify-single-word="false">
        <style:tab-stops>
          <style:tab-stop style:position="9.511cm"/>
        </style:tab-stops>
      </style:paragraph-properties>
      <style:text-properties style:font-name="URW Bookman L" fo:font-size="16pt" fo:font-weight="bold" officeooo:rsid="00162f62" officeooo:paragraph-rsid="00162f62" style:font-size-asian="16pt" style:font-weight-asian="bold" style:font-size-complex="16pt" style:font-weight-complex="bold"/>
    </style:style>
    <style:style style:name="P39" style:family="paragraph" style:parent-style-name="Standard" style:master-page-name="Standard">
      <style:paragraph-properties fo:margin-top="0cm" fo:margin-bottom="0cm" loext:contextual-spacing="false" fo:text-align="center" style:justify-single-word="false" style:page-number="auto"/>
      <style:text-properties style:font-name="URW Bookman L" fo:font-size="12pt" officeooo:paragraph-rsid="00162f62" style:font-size-asian="12pt" style:font-name-complex="Times New Roman1" style:font-size-complex="12pt"/>
    </style:style>
    <style:style style:name="P40" style:family="paragraph" style:parent-style-name="Standard">
      <style:paragraph-properties fo:margin-left="1.27cm" fo:margin-right="0cm" fo:margin-top="0cm" fo:margin-bottom="0cm" loext:contextual-spacing="false" fo:line-height="100%" fo:text-align="justify" style:justify-single-word="false" fo:text-indent="-1.27cm" style:auto-text-indent="false"/>
      <style:text-properties style:font-name="URW Bookman L" fo:font-size="12pt" officeooo:paragraph-rsid="00162f62" style:font-size-asian="12pt" style:font-name-complex="Times New Roman1" style:font-size-complex="12pt"/>
    </style:style>
    <style:style style:name="P41" style:family="paragraph" style:parent-style-name="Standard">
      <loext:graphic-properties draw:fill="none"/>
      <style:paragraph-properties fo:margin-left="3.701cm" fo:margin-right="4.2cm" fo:margin-top="0cm" fo:margin-bottom="0cm" loext:contextual-spacing="false" fo:line-height="115%" fo:text-align="justify" style:justify-single-word="false" fo:text-indent="0cm" style:auto-text-indent="false" fo:background-color="transparent">
        <style:tab-stops/>
      </style:paragraph-properties>
      <style:text-properties style:use-window-font-color="true" style:font-name="URW Bookman L" fo:font-size="13pt" fo:font-weight="bold" officeooo:rsid="002c8c42" officeooo:paragraph-rsid="0034292a" style:font-size-asian="13pt" style:font-weight-asian="bold" style:font-size-complex="13pt" style:font-weight-complex="bold"/>
    </style:style>
    <style:style style:name="P42" style:family="paragraph" style:parent-style-name="Standard">
      <loext:graphic-properties draw:fill="none"/>
      <style:paragraph-properties fo:margin-left="3.701cm" fo:margin-right="4.2cm" fo:margin-top="0cm" fo:margin-bottom="0cm" loext:contextual-spacing="false" fo:line-height="115%" fo:text-align="justify" style:justify-single-word="false" fo:text-indent="0cm" style:auto-text-indent="false" fo:background-color="transparent">
        <style:tab-stops/>
      </style:paragraph-properties>
      <style:text-properties style:use-window-font-color="true" style:font-name="URW Bookman L" fo:font-size="13pt" fo:font-style="italic" fo:font-weight="bold" officeooo:rsid="0034a658" officeooo:paragraph-rsid="0034a658" style:font-size-asian="13pt" style:font-style-asian="italic" style:font-weight-asian="bold" style:font-size-complex="13pt" style:font-style-complex="italic" style:font-weight-complex="bold"/>
    </style:style>
    <style:style style:name="P43" style:family="paragraph" style:parent-style-name="Standard">
      <loext:graphic-properties draw:fill="none"/>
      <style:paragraph-properties fo:margin-left="0cm" fo:margin-right="-0.101cm" fo:margin-top="0cm" fo:margin-bottom="0cm" loext:contextual-spacing="false" fo:line-height="115%" fo:text-align="justify" style:justify-single-word="false" fo:text-indent="0cm" style:auto-text-indent="false" fo:background-color="transparent">
        <style:tab-stops/>
      </style:paragraph-properties>
      <style:text-properties style:use-window-font-color="true" style:font-name="URW Bookman L" fo:font-size="13pt" fo:font-style="normal" fo:font-weight="normal" officeooo:rsid="003619f9" officeooo:paragraph-rsid="003619f9" style:font-size-asian="13pt" style:font-style-asian="normal" style:font-weight-asian="normal" style:font-size-complex="13pt" style:font-style-complex="normal" style:font-weight-complex="normal"/>
    </style:style>
    <style:style style:name="P44" style:family="paragraph" style:parent-style-name="Standard" style:master-page-name="">
      <loext:graphic-properties draw:fill="none"/>
      <style:paragraph-properties fo:margin-left="0cm" fo:margin-right="-0.101cm" fo:margin-top="0cm" fo:margin-bottom="0cm" loext:contextual-spacing="false" fo:line-height="115%" fo:text-align="justify" style:justify-single-word="false" fo:text-indent="0cm" style:auto-text-indent="false" style:page-number="auto" fo:background-color="transparent">
        <style:tab-stops/>
      </style:paragraph-properties>
      <style:text-properties style:use-window-font-color="true" style:font-name="URW Bookman L" fo:font-size="13pt" fo:font-style="normal" fo:font-weight="normal" officeooo:rsid="0034a658" officeooo:paragraph-rsid="0034a658"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1.251cm" fo:margin-right="0cm" fo:margin-top="0cm" fo:margin-bottom="0cm" loext:contextual-spacing="false" fo:line-height="100%" fo:text-align="start" style:justify-single-word="false" fo:text-indent="0cm" style:auto-text-indent="false">
        <style:tab-stops/>
      </style:paragraph-properties>
      <style:text-properties style:use-window-font-color="true" style:font-name="URW Bookman L" fo:font-size="13pt" fo:font-weight="bold" officeooo:rsid="003be450" officeooo:paragraph-rsid="003be450" style:font-size-asian="11.3500003814697pt" style:font-weight-asian="bold" style:font-name-complex="Times New Roman1" style:font-size-complex="13pt" style:font-weight-complex="bold"/>
    </style:style>
    <style:style style:name="P46" style:family="paragraph" style:parent-style-name="Standard">
      <style:paragraph-properties fo:margin-left="1.251cm" fo:margin-right="0cm" fo:margin-top="0cm" fo:margin-bottom="0cm" loext:contextual-spacing="false" fo:line-height="100%" fo:text-align="start" style:justify-single-word="false" fo:text-indent="0cm" style:auto-text-indent="false">
        <style:tab-stops/>
      </style:paragraph-properties>
      <style:text-properties style:use-window-font-color="true" style:font-name="URW Bookman L" fo:font-size="13pt" fo:font-weight="bold" officeooo:rsid="003be450" officeooo:paragraph-rsid="003da0bc" style:font-size-asian="11.3500003814697pt" style:font-weight-asian="bold" style:font-name-complex="Times New Roman1" style:font-size-complex="13pt" style:font-weight-complex="bold"/>
    </style:style>
    <style:style style:name="P47" style:family="paragraph" style:parent-style-name="Standard">
      <style:paragraph-properties fo:margin-left="1.251cm" fo:margin-right="0cm" fo:margin-top="0cm" fo:margin-bottom="0cm" loext:contextual-spacing="false" fo:line-height="100%" fo:text-align="start" style:justify-single-word="false" fo:text-indent="0cm" style:auto-text-indent="false">
        <style:tab-stops/>
      </style:paragraph-properties>
      <style:text-properties style:use-window-font-color="true" style:font-name="URW Bookman L" fo:font-size="13pt" fo:font-weight="bold" officeooo:rsid="003da0bc" officeooo:paragraph-rsid="003da0bc" style:font-size-asian="11.3500003814697pt" style:font-weight-asian="bold" style:font-name-complex="Times New Roman1" style:font-size-complex="13pt" style:font-weight-complex="bold"/>
    </style:style>
    <style:style style:name="P48" style:family="paragraph" style:parent-style-name="Standard">
      <style:paragraph-properties fo:margin-left="2.501cm" fo:margin-right="0cm" fo:margin-top="0cm" fo:margin-bottom="0cm" loext:contextual-spacing="false" fo:line-height="115%" fo:text-align="justify" style:justify-single-word="false" fo:text-indent="0cm" style:auto-text-indent="false">
        <style:tab-stops/>
      </style:paragraph-properties>
      <style:text-properties style:use-window-font-color="true" style:font-name="URW Bookman L" fo:font-size="13pt" fo:font-weight="normal" officeooo:rsid="0028815f" officeooo:paragraph-rsid="0028649c" style:font-size-asian="13pt" style:font-weight-asian="normal" style:font-name-complex="Times New Roman1" style:font-size-complex="13pt" style:font-weight-complex="normal"/>
    </style:style>
    <style:style style:name="P49" style:family="paragraph" style:parent-style-name="Standard" style:master-page-name="">
      <loext:graphic-properties draw:fill="none"/>
      <style:paragraph-properties fo:margin-left="2.499cm" fo:margin-right="3.099cm" fo:margin-top="0cm" fo:margin-bottom="0cm" loext:contextual-spacing="false" fo:line-height="115%" fo:text-align="justify" style:justify-single-word="false" fo:text-indent="0cm" style:auto-text-indent="false" style:page-number="auto" fo:background-color="transparent">
        <style:tab-stops/>
      </style:paragraph-properties>
      <style:text-properties style:use-window-font-color="true" style:font-name="URW Bookman L" fo:font-size="13pt" fo:font-style="normal" fo:font-weight="normal" officeooo:rsid="003619f9" officeooo:paragraph-rsid="003619f9" style:font-size-asian="13pt" style:font-style-asian="normal" style:font-weight-asian="normal" style:font-size-complex="13pt" style:font-style-complex="normal" style:font-weight-complex="normal"/>
    </style:style>
    <style:style style:name="P50" style:family="paragraph" style:parent-style-name="Standard" style:master-page-name="">
      <loext:graphic-properties draw:fill="none"/>
      <style:paragraph-properties fo:margin-left="3cm" fo:margin-right="4.2cm" fo:margin-top="0cm" fo:margin-bottom="0cm" loext:contextual-spacing="false" fo:line-height="115%" fo:text-align="justify" style:justify-single-word="false" fo:text-indent="0cm" style:auto-text-indent="false" style:page-number="auto" fo:background-color="transparent">
        <style:tab-stops/>
      </style:paragraph-properties>
      <style:text-properties style:use-window-font-color="true" style:font-name="URW Bookman L" fo:font-size="13pt" fo:font-style="italic" fo:font-weight="bold" officeooo:rsid="0034a658" officeooo:paragraph-rsid="0034a658" style:font-size-asian="13pt" style:font-style-asian="italic" style:font-weight-asian="bold" style:font-size-complex="13pt" style:font-style-complex="italic" style:font-weight-complex="bold"/>
    </style:style>
    <style:style style:name="P51" style:family="paragraph" style:parent-style-name="Standard" style:master-page-name="">
      <loext:graphic-properties draw:fill="none"/>
      <style:paragraph-properties fo:margin-left="3cm" fo:margin-right="3.099cm" fo:margin-top="0cm" fo:margin-bottom="0cm" loext:contextual-spacing="false" fo:line-height="115%" fo:text-align="justify" style:justify-single-word="false" fo:text-indent="0cm" style:auto-text-indent="false" style:page-number="auto" fo:background-color="transparent">
        <style:tab-stops/>
      </style:paragraph-properties>
      <style:text-properties style:use-window-font-color="true" style:font-name="URW Bookman L" fo:font-size="13pt" fo:font-weight="bold" officeooo:rsid="002c8c42" officeooo:paragraph-rsid="0034292a" style:font-size-asian="13pt" style:font-weight-asian="bold" style:font-size-complex="13pt" style:font-weight-complex="bold"/>
    </style:style>
    <style:style style:name="P52" style:family="paragraph" style:parent-style-name="Standard" style:master-page-name="">
      <loext:graphic-properties draw:fill="none"/>
      <style:paragraph-properties fo:margin-left="3cm" fo:margin-right="3.099cm" fo:margin-top="0cm" fo:margin-bottom="0cm" loext:contextual-spacing="false" fo:line-height="115%" fo:text-align="justify" style:justify-single-word="false" fo:text-indent="0cm" style:auto-text-indent="false" style:page-number="auto" fo:background-color="transparent">
        <style:tab-stops/>
      </style:paragraph-properties>
      <style:text-properties style:use-window-font-color="true" style:font-name="URW Bookman L" fo:font-size="13pt" fo:font-weight="bold" officeooo:rsid="0034a658" officeooo:paragraph-rsid="0034a658" style:font-size-asian="13pt" style:font-weight-asian="bold" style:font-size-complex="13pt" style:font-weight-complex="bold"/>
    </style:style>
    <style:style style:name="P53" style:family="paragraph" style:parent-style-name="Standard">
      <loext:graphic-properties draw:fill="none"/>
      <style:paragraph-properties fo:margin-left="1.3cm" fo:margin-right="0cm" fo:margin-top="0cm" fo:margin-bottom="0cm" loext:contextual-spacing="false" fo:line-height="115%" fo:text-align="justify" style:justify-single-word="false" fo:text-indent="0cm" style:auto-text-indent="false" fo:background-color="transparent">
        <style:tab-stops/>
      </style:paragraph-properties>
      <style:text-properties style:use-window-font-color="true" style:font-name="URW Bookman L" fo:font-size="13pt" fo:font-weight="bold" officeooo:rsid="003a5d08" officeooo:paragraph-rsid="002029af" style:font-size-asian="13pt" style:font-weight-asian="bold" style:font-size-complex="13pt" style:font-weight-complex="bold"/>
    </style:style>
    <style:style style:name="P54" style:family="paragraph" style:parent-style-name="Standard" style:master-page-name="">
      <loext:graphic-properties draw:fill="none"/>
      <style:paragraph-properties fo:margin-left="1.3cm" fo:margin-right="0cm" fo:margin-top="0cm" fo:margin-bottom="0cm" loext:contextual-spacing="false" fo:line-height="115%" fo:text-align="justify" style:justify-single-word="false" fo:text-indent="0cm" style:auto-text-indent="false" style:page-number="auto" fo:background-color="transparent">
        <style:tab-stops/>
      </style:paragraph-properties>
      <style:text-properties style:use-window-font-color="true" style:font-name="URW Bookman L" fo:font-size="13pt" fo:font-weight="bold" officeooo:rsid="002029af" officeooo:paragraph-rsid="002029af" style:font-size-asian="13pt" style:font-weight-asian="bold" style:font-size-complex="13pt" style:font-weight-complex="bold"/>
    </style:style>
    <style:style style:name="P55" style:family="paragraph" style:parent-style-name="Standard" style:master-page-name="">
      <loext:graphic-properties draw:fill="none"/>
      <style:paragraph-properties fo:margin-left="3cm" fo:margin-right="3cm" fo:margin-top="0cm" fo:margin-bottom="0cm" loext:contextual-spacing="false" fo:line-height="115%" fo:text-align="justify" style:justify-single-word="false" fo:text-indent="0cm" style:auto-text-indent="false" style:page-number="auto" fo:background-color="transparent">
        <style:tab-stops/>
      </style:paragraph-properties>
      <style:text-properties style:use-window-font-color="true" style:font-name="URW Bookman L" fo:font-size="13pt" fo:font-weight="bold" officeooo:rsid="002c8c42" officeooo:paragraph-rsid="0034292a" style:font-size-asian="13pt" style:font-weight-asian="bold" style:font-size-complex="13pt" style:font-weight-complex="bold"/>
    </style:style>
    <style:style style:name="P56" style:family="paragraph" style:parent-style-name="Standard">
      <loext:graphic-properties draw:fill="none"/>
      <style:paragraph-properties fo:margin-left="3cm" fo:margin-right="0cm" fo:margin-top="0cm" fo:margin-bottom="0cm" loext:contextual-spacing="false" fo:line-height="115%" fo:text-align="start" style:justify-single-word="false" fo:text-indent="0cm" style:auto-text-indent="false" fo:background-color="transparent">
        <style:tab-stops/>
      </style:paragraph-properties>
      <style:text-properties style:font-name="URW Bookman L" fo:font-size="13pt" fo:font-weight="bold" officeooo:rsid="00388a15" officeooo:paragraph-rsid="00388a15" style:font-size-asian="13pt" style:font-weight-asian="bold" style:font-size-complex="13pt" style:font-weight-complex="bold"/>
    </style:style>
    <style:style style:name="P57" style:family="paragraph" style:parent-style-name="Standard" style:master-page-name="">
      <loext:graphic-properties draw:fill="none"/>
      <style:paragraph-properties fo:margin-left="3cm" fo:margin-right="0cm" fo:margin-top="0cm" fo:margin-bottom="0cm" loext:contextual-spacing="false" fo:line-height="115%" fo:text-align="start" style:justify-single-word="false" fo:text-indent="0cm" style:auto-text-indent="false" style:page-number="auto" fo:background-color="transparent">
        <style:tab-stops/>
      </style:paragraph-properties>
      <style:text-properties style:font-name="URW Bookman L" fo:font-size="13pt" fo:font-weight="bold" officeooo:rsid="00388a15" officeooo:paragraph-rsid="00388a15" style:font-size-asian="13pt" style:font-weight-asian="bold" style:font-size-complex="13pt" style:font-weight-complex="bold"/>
    </style:style>
    <style:style style:name="P58" style:family="paragraph" style:parent-style-name="Standard" style:master-page-name="">
      <loext:graphic-properties draw:fill="none"/>
      <style:paragraph-properties fo:margin-left="3cm" fo:margin-right="0cm" fo:margin-top="0cm" fo:margin-bottom="0cm" loext:contextual-spacing="false" fo:line-height="115%" fo:text-align="start" style:justify-single-word="false" fo:text-indent="0cm" style:auto-text-indent="false" style:page-number="auto" fo:background-color="transparent">
        <style:tab-stops/>
      </style:paragraph-properties>
      <style:text-properties style:font-name="URW Bookman L" fo:font-size="13pt" fo:font-weight="bold" officeooo:rsid="00388a15" officeooo:paragraph-rsid="00388a15" style:font-size-asian="13pt" style:font-weight-asian="bold" style:font-size-complex="13pt" style:font-weight-complex="bold"/>
    </style:style>
    <style:style style:name="P59" style:family="paragraph" style:parent-style-name="Standard" style:master-page-name="">
      <loext:graphic-properties draw:fill="none"/>
      <style:paragraph-properties fo:margin-left="3cm" fo:margin-right="3.099cm" fo:margin-top="0cm" fo:margin-bottom="0cm" loext:contextual-spacing="false" fo:line-height="115%" fo:text-align="justify" style:justify-single-word="false" fo:text-indent="0cm" style:auto-text-indent="false" style:page-number="auto" fo:background-color="transparent">
        <style:tab-stops/>
      </style:paragraph-properties>
      <style:text-properties style:use-window-font-color="true" style:font-name="URW Bookman L" fo:font-size="13pt" fo:font-weight="bold" officeooo:rsid="002c8c42" officeooo:paragraph-rsid="0034292a" style:font-size-asian="13pt" style:font-weight-asian="bold" style:font-size-complex="13pt" style:font-weight-complex="bold"/>
    </style:style>
    <style:style style:name="P60" style:family="paragraph" style:parent-style-name="Standard" style:master-page-name="">
      <loext:graphic-properties draw:fill="none"/>
      <style:paragraph-properties fo:margin-left="3cm" fo:margin-right="1.6cm" fo:margin-top="0cm" fo:margin-bottom="0cm" loext:contextual-spacing="false" fo:line-height="115%" fo:text-align="start" style:justify-single-word="false" fo:text-indent="0cm" style:auto-text-indent="false" style:page-number="auto" fo:background-color="transparent">
        <style:tab-stops/>
      </style:paragraph-properties>
      <style:text-properties style:font-name="URW Bookman L" fo:font-size="13pt" fo:font-weight="bold" officeooo:rsid="0017834d" officeooo:paragraph-rsid="0017834d" style:font-size-asian="13pt" style:font-weight-asian="bold" style:font-size-complex="13pt" style:font-weight-complex="bold"/>
    </style:style>
    <style:style style:name="P61" style:family="paragraph" style:parent-style-name="Standard" style:master-page-name="">
      <loext:graphic-properties draw:fill="none"/>
      <style:paragraph-properties fo:margin-left="3cm" fo:margin-right="1.6cm" fo:margin-top="0cm" fo:margin-bottom="0cm" loext:contextual-spacing="false" fo:line-height="115%" fo:text-align="start" style:justify-single-word="false" fo:text-indent="0cm" style:auto-text-indent="false" style:page-number="auto" fo:background-color="transparent">
        <style:tab-stops/>
      </style:paragraph-properties>
      <style:text-properties style:font-name="URW Bookman L" fo:font-size="13pt" fo:font-weight="bold" officeooo:rsid="00388a15" officeooo:paragraph-rsid="00388a15" style:font-size-asian="13pt" style:font-weight-asian="bold" style:font-size-complex="13pt" style:font-weight-complex="bold"/>
    </style:style>
    <style:style style:name="P62" style:family="paragraph" style:parent-style-name="Standard" style:master-page-name="">
      <loext:graphic-properties draw:fill="none"/>
      <style:paragraph-properties fo:margin-left="3.099cm" fo:margin-right="1.6cm" fo:margin-top="0cm" fo:margin-bottom="0cm" loext:contextual-spacing="false" fo:line-height="115%" fo:text-align="start" style:justify-single-word="false" fo:text-indent="0cm" style:auto-text-indent="false" style:page-number="auto" fo:background-color="transparent">
        <style:tab-stops/>
      </style:paragraph-properties>
      <style:text-properties style:font-name="URW Bookman L" fo:font-size="13pt" fo:font-weight="bold" officeooo:rsid="00388a15" officeooo:paragraph-rsid="00388a15" style:font-size-asian="13pt" style:font-weight-asian="bold" style:font-size-complex="13pt" style:font-weight-complex="bold"/>
    </style:style>
    <style:style style:name="P63" style:family="paragraph" style:parent-style-name="Standard" style:master-page-name="">
      <loext:graphic-properties draw:fill="none"/>
      <style:paragraph-properties fo:margin-left="1.499cm" fo:margin-right="3.099cm" fo:margin-top="0cm" fo:margin-bottom="0cm" loext:contextual-spacing="false" fo:line-height="115%" fo:text-align="justify" style:justify-single-word="false" fo:text-indent="0cm" style:auto-text-indent="false" style:page-number="auto" fo:background-color="transparent">
        <style:tab-stops>
          <style:tab-stop style:position="0.095cm"/>
        </style:tab-stops>
      </style:paragraph-properties>
      <style:text-properties style:use-window-font-color="true" style:font-name="URW Bookman L" fo:font-size="13pt" fo:font-weight="bold" officeooo:rsid="003a5d08" officeooo:paragraph-rsid="003a5d08" style:font-size-asian="13pt" style:font-weight-asian="bold" style:font-size-complex="13pt" style:font-weight-complex="bold"/>
    </style:style>
    <style:style style:name="P64" style:family="paragraph" style:parent-style-name="Standard" style:master-page-name="">
      <loext:graphic-properties draw:fill="none"/>
      <style:paragraph-properties fo:margin-left="2.499cm" fo:margin-right="3.099cm" fo:margin-top="0cm" fo:margin-bottom="0cm" loext:contextual-spacing="false" fo:line-height="115%" fo:text-align="justify" style:justify-single-word="false" fo:text-indent="0cm" style:auto-text-indent="false" style:page-number="auto" fo:background-color="transparent">
        <style:tab-stops>
          <style:tab-stop style:position="0.095cm"/>
        </style:tab-stops>
      </style:paragraph-properties>
      <style:text-properties style:use-window-font-color="true" style:font-name="URW Bookman L" fo:font-size="13pt" fo:font-weight="bold" officeooo:rsid="003a5d08" officeooo:paragraph-rsid="003a5d08" style:font-size-asian="13pt" style:font-weight-asian="bold" style:font-size-complex="13pt" style:font-weight-complex="bold"/>
    </style:style>
    <style:style style:name="T1" style:family="text">
      <style:text-properties style:use-window-font-color="true" fo:font-weight="normal" style:font-weight-asian="normal" style:font-name-complex="Times New Roman1" style:font-weight-complex="normal"/>
    </style:style>
    <style:style style:name="T2" style:family="text">
      <style:text-properties style:use-window-font-color="true" fo:font-weight="normal" officeooo:rsid="0023ea05" style:font-weight-asian="normal" style:font-name-complex="Times New Roman1" style:font-weight-complex="normal"/>
    </style:style>
    <style:style style:name="T3" style:family="text">
      <style:text-properties style:use-window-font-color="true" fo:font-weight="normal" officeooo:rsid="002174d0" style:font-weight-asian="normal" style:font-name-complex="Times New Roman1" style:font-weight-complex="normal"/>
    </style:style>
    <style:style style:name="T4" style:family="text">
      <style:text-properties style:use-window-font-color="true" fo:font-weight="normal" officeooo:rsid="0021dcce" style:font-weight-asian="normal" style:font-name-complex="Times New Roman1" style:font-weight-complex="normal"/>
    </style:style>
    <style:style style:name="T5" style:family="text">
      <style:text-properties fo:font-style="italic" style:font-style-asian="italic" style:font-name-complex="Times New Roman1" style:font-style-complex="italic"/>
    </style:style>
    <style:style style:name="T6" style:family="text">
      <style:text-properties fo:font-style="italic" officeooo:rsid="003be450" style:font-style-asian="italic" style:font-name-complex="Times New Roman1" style:font-style-complex="italic"/>
    </style:style>
    <style:style style:name="T7" style:family="text">
      <style:text-properties fo:font-style="italic" fo:font-weight="bold" style:font-style-asian="italic" style:font-weight-asian="bold" style:font-name-complex="Times New Roman1" style:font-style-complex="italic" style:font-weight-complex="bold"/>
    </style:style>
    <style:style style:name="T8" style:family="text">
      <style:text-properties fo:font-style="italic" fo:font-weight="bold" officeooo:rsid="00373bcd" style:font-style-asian="italic" style:font-weight-asian="bold" style:font-name-complex="Times New Roman1" style:font-style-complex="italic" style:font-weight-complex="bold"/>
    </style:style>
    <style:style style:name="T9" style:family="text">
      <style:text-properties fo:font-style="italic" fo:font-weight="normal" style:font-style-asian="italic" style:font-weight-asian="normal" style:font-name-complex="Times New Roman1" style:font-style-complex="italic" style:font-weight-complex="normal"/>
    </style:style>
    <style:style style:name="T10" style:family="text">
      <style:text-properties fo:font-style="italic" fo:font-weight="normal" officeooo:rsid="0032f8b1" style:font-style-asian="italic" style:font-weight-asian="normal" style:font-name-complex="Times New Roman1" style:font-style-complex="italic" style:font-weight-complex="normal"/>
    </style:style>
    <style:style style:name="T11" style:family="text">
      <style:text-properties fo:font-style="normal" fo:font-weight="normal" style:font-style-asian="normal" style:font-weight-asian="normal" style:font-name-complex="Times New Roman1" style:font-style-complex="normal" style:font-weight-complex="normal"/>
    </style:style>
    <style:style style:name="T12" style:family="text">
      <style:text-properties fo:font-style="normal" fo:font-weight="normal" officeooo:rsid="003be450" style:font-style-asian="normal" style:font-weight-asian="normal" style:font-name-complex="Times New Roman1" style:font-style-complex="normal" style:font-weight-complex="normal"/>
    </style:style>
    <style:style style:name="T13" style:family="text">
      <style:text-properties fo:font-style="normal" fo:font-weight="normal" officeooo:rsid="0032f8b1" style:font-style-asian="normal" style:font-weight-asian="normal" style:font-name-complex="Times New Roman1" style:font-style-complex="normal" style:font-weight-complex="normal"/>
    </style:style>
    <style:style style:name="T14" style:family="text">
      <style:text-properties fo:font-style="normal" fo:font-weight="normal" officeooo:rsid="0034292a" style:font-style-asian="normal" style:font-weight-asian="normal" style:font-name-complex="Times New Roman1" style:font-style-complex="normal" style:font-weight-complex="normal"/>
    </style:style>
    <style:style style:name="T15" style:family="text">
      <style:text-properties fo:font-style="normal" fo:font-weight="normal" officeooo:rsid="00373bcd" style:font-style-asian="normal" style:font-weight-asian="normal" style:font-name-complex="Times New Roman1" style:font-style-complex="normal" style:font-weight-complex="normal"/>
    </style:style>
    <style:style style:name="T16" style:family="text">
      <style:text-properties fo:font-style="normal" fo:font-weight="normal" officeooo:rsid="0034a658" style:font-style-asian="normal" style:font-weight-asian="normal" style:font-name-complex="Times New Roman1" style:font-style-complex="normal" style:font-weight-complex="normal"/>
    </style:style>
    <style:style style:name="T17" style:family="text">
      <style:text-properties fo:font-weight="bold" style:font-weight-asian="bold" style:font-name-complex="Times New Roman1" style:font-weight-complex="bold"/>
    </style:style>
    <style:style style:name="T18" style:family="text">
      <style:text-properties fo:font-weight="bold" officeooo:rsid="00373bcd" style:font-weight-asian="bold" style:font-name-complex="Times New Roman1" style:font-weight-complex="bold"/>
    </style:style>
    <style:style style:name="T19" style:family="text">
      <style:text-properties fo:font-weight="normal" style:font-weight-asian="normal" style:font-weight-complex="normal"/>
    </style:style>
    <style:style style:name="T20" style:family="text">
      <style:text-properties fo:font-weight="normal" officeooo:rsid="003da0bc" style:font-weight-asian="normal" style:font-weight-complex="normal"/>
    </style:style>
    <style:style style:name="T21" style:family="text">
      <style:text-properties fo:font-weight="normal" style:font-weight-asian="normal" style:font-name-complex="Times New Roman1" style:font-weight-complex="normal"/>
    </style:style>
    <style:style style:name="T22" style:family="text">
      <style:text-properties fo:font-weight="normal" officeooo:rsid="0019c378" style:font-weight-asian="normal" style:font-name-complex="Times New Roman1" style:font-weight-complex="normal"/>
    </style:style>
    <style:style style:name="T23" style:family="text">
      <style:text-properties fo:font-weight="normal" officeooo:rsid="001e9d8e" style:font-weight-asian="normal" style:font-name-complex="Times New Roman1" style:font-weight-complex="normal"/>
    </style:style>
    <style:style style:name="T24" style:family="text">
      <style:text-properties fo:font-weight="normal" officeooo:rsid="001b7cfa" style:font-weight-asian="normal" style:font-name-complex="Times New Roman1" style:font-weight-complex="normal"/>
    </style:style>
    <style:style style:name="T25" style:family="text">
      <style:text-properties fo:font-weight="normal" officeooo:rsid="001d7a34" style:font-weight-asian="normal" style:font-name-complex="Times New Roman1" style:font-weight-complex="normal"/>
    </style:style>
    <style:style style:name="T26" style:family="text">
      <style:text-properties fo:font-weight="normal" officeooo:rsid="00373bcd" style:font-weight-asian="normal" style:font-name-complex="Times New Roman1" style:font-weight-complex="normal"/>
    </style:style>
    <style:style style:name="T27" style:family="text">
      <style:text-properties fo:font-weight="normal" officeooo:rsid="00388a15" style:font-weight-asian="normal" style:font-name-complex="Times New Roman1" style:font-weight-complex="normal"/>
    </style:style>
    <style:style style:name="T28" style:family="text">
      <style:text-properties fo:font-weight="normal" officeooo:rsid="002029af" style:font-weight-asian="normal" style:font-name-complex="Times New Roman1" style:font-weight-complex="normal"/>
    </style:style>
    <style:style style:name="T29" style:family="text">
      <style:text-properties fo:font-weight="normal" officeooo:rsid="002174d0" style:font-weight-asian="normal" style:font-name-complex="Times New Roman1" style:font-weight-complex="normal"/>
    </style:style>
    <style:style style:name="T30" style:family="text">
      <style:text-properties fo:font-weight="normal" officeooo:rsid="0021dcce" style:font-weight-asian="normal" style:font-name-complex="Times New Roman1" style:font-weight-complex="normal"/>
    </style:style>
    <style:style style:name="T31" style:family="text">
      <style:text-properties fo:font-weight="normal" officeooo:rsid="0023ea05" style:font-weight-asian="normal" style:font-name-complex="Times New Roman1" style:font-weight-complex="normal"/>
    </style:style>
    <style:style style:name="T32" style:family="text">
      <style:text-properties fo:font-weight="normal" officeooo:rsid="00225097" style:font-weight-asian="normal" style:font-name-complex="Times New Roman1" style:font-weight-complex="normal"/>
    </style:style>
    <style:style style:name="T33" style:family="text">
      <style:text-properties fo:font-weight="normal" officeooo:rsid="002406f1" style:font-weight-asian="normal" style:font-name-complex="Times New Roman1" style:font-weight-complex="normal"/>
    </style:style>
    <style:style style:name="T34" style:family="text">
      <style:text-properties fo:font-weight="normal" officeooo:rsid="0024ecad" style:font-weight-asian="normal" style:font-name-complex="Times New Roman1" style:font-weight-complex="normal"/>
    </style:style>
    <style:style style:name="T35" style:family="text">
      <style:text-properties fo:font-weight="normal" officeooo:rsid="003a5d08" style:font-weight-asian="normal" style:font-name-complex="Times New Roman1" style:font-weight-complex="normal"/>
    </style:style>
    <style:style style:name="T36" style:family="text">
      <style:text-properties fo:font-weight="normal" officeooo:rsid="0025aa75" style:font-weight-asian="normal" style:font-name-complex="Times New Roman1" style:font-weight-complex="normal"/>
    </style:style>
    <style:style style:name="T37" style:family="text">
      <style:text-properties fo:font-weight="normal" officeooo:rsid="0026f1b0" style:font-weight-asian="normal" style:font-name-complex="Times New Roman1" style:font-weight-complex="normal"/>
    </style:style>
    <style:style style:name="T38" style:family="text">
      <style:text-properties fo:font-weight="normal" officeooo:rsid="00278d20" style:font-weight-asian="normal" style:font-name-complex="Times New Roman1" style:font-weight-complex="normal"/>
    </style:style>
    <style:style style:name="T39" style:family="text">
      <style:text-properties fo:font-weight="normal" officeooo:rsid="0028649c" style:font-weight-asian="normal" style:font-name-complex="Times New Roman1" style:font-weight-complex="normal"/>
    </style:style>
    <style:style style:name="T40" style:family="text">
      <style:text-properties fo:font-weight="normal" officeooo:rsid="0028815f" style:font-weight-asian="normal" style:font-name-complex="Times New Roman1" style:font-weight-complex="normal"/>
    </style:style>
    <style:style style:name="T41" style:family="text">
      <style:text-properties fo:font-weight="normal" officeooo:rsid="002a13aa" style:font-weight-asian="normal" style:font-name-complex="Times New Roman1" style:font-weight-complex="normal"/>
    </style:style>
    <style:style style:name="T42" style:family="text">
      <style:text-properties fo:font-weight="normal" officeooo:rsid="002bc8f1" style:font-weight-asian="normal" style:font-name-complex="Times New Roman1" style:font-weight-complex="normal"/>
    </style:style>
    <style:style style:name="T43" style:family="text">
      <style:text-properties fo:font-weight="normal" officeooo:rsid="002c1e24" style:font-weight-asian="normal" style:font-name-complex="Times New Roman1" style:font-weight-complex="normal"/>
    </style:style>
    <style:style style:name="T44" style:family="text">
      <style:text-properties fo:font-weight="normal" officeooo:rsid="002c8c42" style:font-weight-asian="normal" style:font-name-complex="Times New Roman1" style:font-weight-complex="normal"/>
    </style:style>
    <style:style style:name="T45" style:family="text">
      <style:text-properties fo:font-weight="normal" officeooo:rsid="002e4d6e" style:font-weight-asian="normal" style:font-name-complex="Times New Roman1" style:font-weight-complex="normal"/>
    </style:style>
    <style:style style:name="T46" style:family="text">
      <style:text-properties fo:font-weight="normal" officeooo:rsid="00317148" style:font-weight-asian="normal" style:font-name-complex="Times New Roman1" style:font-weight-complex="normal"/>
    </style:style>
    <style:style style:name="T47" style:family="text">
      <style:text-properties fo:font-weight="normal" officeooo:rsid="0032f8b1" style:font-weight-asian="normal" style:font-name-complex="Times New Roman1" style:font-weight-complex="normal"/>
    </style:style>
    <style:style style:name="T48" style:family="text">
      <style:text-properties fo:font-size="12pt" fo:font-weight="bold" style:font-size-asian="12pt" style:font-weight-asian="bold" style:font-name-complex="Times New Roman1" style:font-size-complex="12pt"/>
    </style:style>
    <style:style style:name="T49" style:family="text">
      <style:text-properties fo:font-size="12pt" fo:font-weight="bold" officeooo:rsid="00162f62" style:font-size-asian="12pt" style:font-weight-asian="bold" style:font-name-complex="Times New Roman1" style:font-size-complex="12pt"/>
    </style:style>
    <style:style style:name="T50" style:family="text">
      <style:text-properties fo:font-size="12pt" style:font-size-asian="12pt" style:font-name-complex="Times New Roman1" style:font-size-complex="12pt"/>
    </style:style>
    <style:style style:name="T51" style:family="text">
      <style:text-properties style:text-underline-style="solid" style:text-underline-width="auto" style:text-underline-color="font-color" style:font-name-complex="Times New Roman1"/>
    </style:style>
    <style:style style:name="T52" style:family="text">
      <style:text-properties style:text-underline-style="solid" style:text-underline-width="auto" style:text-underline-color="font-color" officeooo:rsid="002a13aa" style:font-name-complex="Times New Roman1"/>
    </style:style>
    <style:style style:name="T53" style:family="text">
      <style:text-properties style:font-name-complex="Times New Roman1"/>
    </style:style>
    <style:style style:name="T54" style:family="text">
      <style:text-properties officeooo:rsid="00388a15" style:font-name-complex="Times New Roman1"/>
    </style:style>
    <style:style style:name="T55" style:family="text">
      <style:text-properties officeooo:rsid="003619f9" style:font-name-complex="Times New Roman1"/>
    </style:style>
    <style:style style:name="T56" style:family="text">
      <style:text-properties officeooo:rsid="00373bcd" style:font-name-complex="Times New Roman1"/>
    </style:style>
    <style:style style:name="T57" style:family="text">
      <style:text-properties style:text-position="super 58%" fo:font-weight="normal" officeooo:rsid="003da0bc" style:font-weight-asian="normal" style:font-weight-complex="normal"/>
    </style:style>
    <style:style style:name="T58"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Republic of the Philippines</text:p>
      <text:p text:style-name="P16">Department of Labor and Employment</text:p>
      <text:p text:style-name="P22">NATIONAL LABOR RELATIONS COMMISSION</text:p>
      <text:p text:style-name="P22">Regional Arbitration Branch VII</text:p>
      <text:p text:style-name="P22">Cebu City</text:p>
      <text:p text:style-name="P18"/>
      <text:p text:style-name="P18"/>
      <text:p text:style-name="P18">NELSON BAISAC,</text:p>
      <text:p text:style-name="P19">FRANKLIN BURDA and<text:tab/><text:tab/><text:tab/><text:tab/><text:tab/>NLRC RAB VII Case No. 10-2006-16 <text:s/></text:p>
      <text:p text:style-name="P35"><text:span text:style-name="T49">M</text:span><text:span text:style-name="T48">ARJUN NEPANGUE</text:span></text:p>
      <text:p text:style-name="P36"><text:span text:style-name="T48"><text:s text:c="11"/><text:tab/><text:tab/><text:tab/> <text:s text:c="5"/></text:span><text:span text:style-name="T50">Complainant,<text:tab/><text:tab/> </text:span></text:p>
      <text:p text:style-name="P40">`<text:tab/>-versus-</text:p>
      <text:p text:style-name="P20"/>
      <text:p text:style-name="P20">AMANDA TRUCKING /</text:p>
      <text:p text:style-name="P20">LINDON PEDOLIN, </text:p>
      <text:p text:style-name="P20">ABITO PEDOLIN JR.</text:p>
      <text:p text:style-name="P37"><text:span text:style-name="T48"><text:s text:c="41"/></text:span><text:span text:style-name="T50">Respondents,</text:span><text:span text:style-name="T48"><text:tab/></text:span></text:p>
      <text:p text:style-name="P21"/>
      <text:p text:style-name="P17">x-------------------------------------------/</text:p>
      <text:p text:style-name="P17"/>
      <text:p text:style-name="P17"/>
      <text:p text:style-name="P38"><text:span text:style-name="T51">R E P L </text:span><text:span text:style-name="T52">Y</text:span></text:p>
      <text:p text:style-name="P23"/>
      <text:p text:style-name="P24"><text:span text:style-name="T53"><text:s text:c="8"/>COMES NOW, </text:span><text:span text:style-name="T21">Complainant through </text:span><text:span text:style-name="T53"><text:s/></text:span><text:span text:style-name="T21">the undersigned counsel and unto the Honora</text:span><text:span text:style-name="T22">b</text:span><text:span text:style-name="T21">le Tribunal most respectfully submits this Reply to the Respondent’s Position Paper, </text:span><text:span text:style-name="T23">thus avers that</text:span><text:span text:style-name="T21">:</text:span></text:p>
      <text:p text:style-name="P29"><text:s text:c="2"/></text:p>
      <text:p text:style-name="P30"><text:tab/>1. Complainants affirm paragraphs #1, 2 and 3 on Respondent’s Position Paper as per the complainant and the company’s profile.</text:p>
      <text:p text:style-name="P31"/>
      <text:p text:style-name="P25"><text:span text:style-name="T24">2. Respondents in paragraph #5, alleged that - “</text:span><text:span text:style-name="T25">Respondent employed </text:span><text:span text:style-name="T24">Complainant Franklin Burda last August 11, 2014 as </text:span><text:span text:style-name="T25">Truck driver. The Complainant was known to be tro</text:span><text:span text:style-name="T23">ublesome. </text:span><text:span text:style-name="T26">It can be noted that sometime in in September 2015, Complainant Burda punched and beat a port guard in the name of JC Devinagracia in Pier 4 while on t</text:span><text:span text:style-name="T27">h</text:span><text:span text:style-name="T26">e job</text:span><text:span text:style-name="T23">”</text:span></text:p>
      <text:p text:style-name="P25"><text:span text:style-name="T23"/></text:p>
      <text:p text:style-name="P25"><text:span text:style-name="T23"><text:tab/></text:span><text:span text:style-name="T27">Complainant Franklin Burda affirms this allegation which has been settled immediately among complainants and the port guard. Also, this allegationn does not constitute the dismissal of an employee. Under </text:span><text:span text:style-name="T54">Article </text:span><text:soft-page-break/><text:span text:style-name="T54">282 of the Labor Code</text:span><text:span text:style-name="T27">, an employee may terminatean employment for any of the following causes:</text:span></text:p>
      <text:p text:style-name="P25"><text:span text:style-name="T27"/></text:p>
      <text:p text:style-name="P60"><text:span text:style-name="T27">(a) serious misconduct or willful disobedience by the employee of the lawful orders of his employer or representative in connection with his work;</text:span></text:p>
      <text:p text:style-name="P25"><text:span text:style-name="T27"/></text:p>
      <text:p text:style-name="P57"><text:span text:style-name="T21">(b) Gross and habitual neglect by the employee of his duties;</text:span></text:p>
      <text:p text:style-name="P56"><text:span text:style-name="T21"/></text:p>
      <text:p text:style-name="P62"><text:span text:style-name="T21">(c) Fraud or willful breach by the employee of the trust reposed in himby his employer or duly authorized representative;</text:span></text:p>
      <text:p text:style-name="P26"><text:span text:style-name="T21"/></text:p>
      <text:p text:style-name="P61"><text:span text:style-name="T21">(d) Commission of a crime or offense by the employee against the person of his employer or any immediate member of his family or his duly authorized representatives; and</text:span></text:p>
      <text:p text:style-name="P26"><text:span text:style-name="T21"/></text:p>
      <text:p text:style-name="P57"><text:span text:style-name="T21">(e) Other causes analogous to the foregoing. </text:span></text:p>
      <text:p text:style-name="P32"/>
      <text:p text:style-name="P32"/>
      <text:p text:style-name="P32"><text:tab/>3. In respondent’s position paper, it is stated that “Complainants Nelson Baisac and Marjun Nepangue were employed as Truck Helpers last August 11, 2014 and May 8, 2015 respectively;”</text:p>
      <text:p text:style-name="P33"><text:tab/></text:p>
      <text:p text:style-name="P27"><text:span text:style-name="T25"><text:tab/>C</text:span><text:span text:style-name="T21">omplainants admit the fact that they were employed on the said date. However no form <text:tab/>of contract of employment whatsoever was </text:span><text:span text:style-name="T28">entered into by both parties. Thus they were <text:tab/>employed only through verbal </text:span><text:span text:style-name="T29">employment. </text:span></text:p>
      <text:p text:style-name="P34"/>
      <text:p text:style-name="P28"><text:span text:style-name="T21"><text:tab/></text:span><text:span text:style-name="T1">4. On respondent’s position paper </text:span><text:span text:style-name="T2">on paragraphs #7 and 8,</text:span><text:span text:style-name="T1"> it was alleged that - “Last August 6, 2016, Complainants did not report for work prompting the Respondent Lindon Pedolin to call them through </text:span><text:span text:style-name="T3">their cellular phones <text:s/></text:span><text:span text:style-name="T4">and inquire as to why they did not report for work; However, the repeated calls were left unaswered.</text:span><text:span text:style-name="T2">The Respondent suffered damages due to the failure of Complainants to report for work without obtaining official leave or notifying their employer.</text:span><text:span text:style-name="T4">”</text:span></text:p>
      <text:p text:style-name="P1"/>
      <text:p text:style-name="P54"><text:soft-page-break/><text:span text:style-name="T30">The Complainants </text:span><text:span text:style-name="T26">vehemently </text:span><text:span text:style-name="T30">deny the above captioned paragraph</text:span><text:span text:style-name="T31">s</text:span><text:span text:style-name="T30"> for the truth of the matter is that, the Complainants </text:span><text:span text:style-name="T32">were on their official duty </text:span><text:span text:style-name="T30">on that day, waiting </text:span><text:span text:style-name="T32">for their weekly salary </text:span><text:span text:style-name="T31">at their assigne</text:span><text:span text:style-name="T33">d</text:span><text:span text:style-name="T31"> vehicle parked at the </text:span><text:span text:style-name="T34">garage. And that herein Respondent called </text:span><text:span text:style-name="T26">o</text:span><text:span text:style-name="T34">nly once </text:span><text:span text:style-name="T35">which complainant answered</text:span><text:span text:style-name="T34"> to inform them </text:span><text:span text:style-name="T35">of </text:span><text:span text:style-name="T34">their termination from duty. </text:span></text:p>
      <text:p text:style-name="P53"><text:span text:style-name="T34"/></text:p>
      <text:p text:style-name="P63"><text:span text:style-name="T21">As held in the case of </text:span><text:span text:style-name="T5">AMA Computer College-East Rizal v Ignacio </text:span><text:span text:style-name="T9">as reiterated in </text:span><text:span text:style-name="T5">Gurango v. Best Chemicals and Plastics, Inc., </text:span><text:span text:style-name="T11">it was ruled that:</text:span></text:p>
      <text:p text:style-name="P64"><text:span text:style-name="T11">In termination cases, the burden of proof rests on the employer to show that the dismissal is </text:span><text:span text:style-name="T12">f</text:span><text:span text:style-name="T11">or just cause. When there is no showing of a clear, vali</text:span><text:span text:style-name="T12">d</text:span><text:span text:style-name="T11"> and legal cause for the termin</text:span><text:span text:style-name="T12">ati</text:span><text:span text:style-name="T11">o</text:span><text:span text:style-name="T12">n</text:span><text:span text:style-name="T11"> of employment, th</text:span><text:span text:style-name="T12">e</text:span><text:span text:style-name="T11"> law considers the matter a case of illegal dismissal </text:span><text:span text:style-name="T12">and the burden is on the employer to prove that the termination was for a valid or authorized cause.<text:tab/> And the quantum of proof which the employer must discharge is substantial evidence. </text:span><text:span text:style-name="T6">GR No. 174593, 25 August 2010, 629 SCRA 311.</text:span></text:p>
      <text:p text:style-name="P2"/>
      <text:p text:style-name="P8"><text:span text:style-name="T34"><text:tab/>5. It is stated on Respondent’s Position Paper that - “On August 8, 2016, a Notice to Explain was issued by Repondent to Complainants requiring them to explain in writing why they failed to report for work; </text:span><text:span text:style-name="T36">The Complainants refused to receive said notices that were sent to them personally by Harvey Cruzada, one of the employees of the Respondent company with attachments.”</text:span></text:p>
      <text:p text:style-name="P3"/>
      <text:p text:style-name="P9"><text:span text:style-name="T36"><text:tab/>The Complainants deny the foregoing allegations by the Respondents for the reason that <text:tab/></text:span><text:span text:style-name="T37">herein complainants <text:s/></text:span><text:span text:style-name="T38">did not receive any N</text:span><text:span text:style-name="T37">otice of </text:span><text:span text:style-name="T38">E</text:span><text:span text:style-name="T37">xplanation </text:span><text:span text:style-name="T38">or any notice for that <text:tab/>matter</text:span><text:span text:style-name="T37">. </text:span><text:span text:style-name="T39">And that annexed documents are unfamiliar to the knowledge of the <text:tab/>Complainants as well as the signature affixed therein as it does not bear any name.</text:span></text:p>
      <text:p text:style-name="P4"><text:tab/></text:p>
      <text:p text:style-name="P10"><text:span text:style-name="T37"><text:tab/>6. </text:span><text:span text:style-name="T21">The Complainant Franklin Burd</text:span><text:span text:style-name="T40">a </text:span><text:span text:style-name="T41">affirms the foregoing allegation of working at Petron as a Tank Driver. However, it was only then on October 14, 2016 at the Mandaue Branch and not </text:span><text:span text:style-name="T42">i</text:span><text:span text:style-name="T41">n Tabunok Branch </text:span><text:span text:style-name="T27">as alleged by </text:span><text:soft-page-break/><text:span text:style-name="T27">respondents</text:span><text:span text:style-name="T41">. It was then after two (2) months after herein Complainants were illegally dismissed. <text:s text:c="5"/></text:span></text:p>
      <text:p text:style-name="P5"/>
      <text:p text:style-name="P11"><text:span text:style-name="T41"><text:tab/>7. </text:span><text:span text:style-name="T43">Complainants deny the allegations on the attached </text:span><text:span text:style-name="T44">Monthly </text:span><text:span text:style-name="T43">inventory </text:span><text:span text:style-name="T45">and the alleged Police Blotter</text:span><text:span text:style-name="T43"> </text:span><text:span text:style-name="T45">dated Novemeber 29, 2016 </text:span><text:span text:style-name="T44">for lack of knowledge for it is only an afterthought of the respondents after complainants were illegally dismissed.</text:span></text:p>
      <text:p text:style-name="P6"/>
      <text:p text:style-name="P12"><text:span text:style-name="T45"><text:tab/>8. <text:s/></text:span><text:span text:style-name="T46">Art. 4 of the Labor Code states that all doubts in the implementation and interpretation of the provisions of the </text:span><text:span text:style-name="T47">(Labor Code), including its implementing rules and regulations, shall be resolved </text:span><text:span text:style-name="T10">in favor of Labor. </text:span><text:span text:style-name="T13"><text:s/>Since the law itself invests the Department of Labor and Employment <text:s/>(DOLE) the power to promulgate rules an dregulations to set the stndard guidelines for the realization of the provision , then the Implementing Rules should be liberally construed </text:span><text:span text:style-name="T14">to favor labor. The Implementing Rules, being a product of such rule-making power, has the force and effect of law Art. 277 of th Labor Code granted the DOLE the <text:s/>authority to develop the guideines to enforce the process. In accordance with the mandate of the law, the DOLE developed Rule I, Sec. 2 (d) of the Implementing Rules of Book VI of the Labor Code which provides that:</text:span></text:p>
      <text:p text:style-name="P12"><text:span text:style-name="T14"/></text:p>
      <text:p text:style-name="P55"><text:span text:style-name="T14">(d) In allcases of termination of employment, the following standards of due process shall be substantiall observed:</text:span></text:p>
      <text:p text:style-name="P12"><text:span text:style-name="T14"/></text:p>
      <text:p text:style-name="P12"><text:span text:style-name="T14"><text:tab/>For termination of employment based on just causes defined in Art. 282 of the Labor Code:</text:span></text:p>
      <text:p text:style-name="P51"><text:span text:style-name="T14">(i) A written notice served on the employe</text:span><text:span text:style-name="T15">e s</text:span><text:span text:style-name="T14">pecifying the ground </text:span><text:span text:style-name="T16">or grounds for termination, and giving said employee reasonable oppotunity within which to explain his side.</text:span></text:p>
      <text:p text:style-name="P12"><text:span text:style-name="T16"/></text:p>
      <text:p text:style-name="P51"><text:span text:style-name="T16">(ii) A hearing or conference during which the mployee concerned, with the assistance of counsel if he so desires is given opportunity to respond to the charge,present his evidence, or rebut the evidence presented against him.</text:span></text:p>
      <text:p text:style-name="P41"><text:soft-page-break/><text:span text:style-name="T16"/></text:p>
      <text:p text:style-name="P52"><text:span text:style-name="T11">(iii) A written notice of termination served on the employee, indicating that upon due consideration of all the circumstances, grounds have been established to justify his termination.</text:span></text:p>
      <text:p text:style-name="P50"><text:span text:style-name="T53">G.R.No 152048 (Felix B. Perez and Amante G. Doria v. Philippine Telegraph and Telephone Companyand Jose Luis Santiago)</text:span></text:p>
      <text:p text:style-name="P42"><text:span text:style-name="T53"/></text:p>
      <text:p text:style-name="P44"><text:span text:style-name="T53">9. It can also be noted that there wasn’t any </text:span><text:span text:style-name="T17">Return to Work Order</text:span><text:span text:style-name="T53"> issued by the employer nor any A</text:span><text:span text:style-name="T55">b</text:span><text:span text:style-name="T53">sence Without Leave Notice as to reinstate the illegally dismissed employees.</text:span></text:p>
      <text:p text:style-name="P43"><text:span text:style-name="T53"/></text:p>
      <text:p text:style-name="P49"><text:span text:style-name="T53">It is also important to emphasze that the return-to-work order not so much confers a right as it imposes a duty; and while as a right it may be waived, it must be discharged as a duty even against the worker’s will. Returning to work in this situation is not a matter of option or voluntariness but of obligation. The worker must return to his job together with his co-workers so the operations of the company can be resumed and it can continue serving the public and promoting its interest. That is the real reason such return can be compelled. So imperative is the order in fact that it is not even considered violative of the rght against involuntay servitude, as this court held in </text:span><text:span text:style-name="T7">Kaisahan ng Mga Manggagawa sa Kahoy v. Gotamco Sawmills </text:span><text:span text:style-name="T17">(80 Phil. 521). </text:span><text:span text:style-name="T53">The woker can of course give up his work, thus severing his ties with the company, if he does not want to obey the order, but the order must be obeyed if he wan</text:span><text:span text:style-name="T56">ts to retain his work even if his inclination is to strike. </text:span><text:span text:style-name="T8">G.R. No. 88725 November 22, 1989 (</text:span><text:span text:style-name="T18">Asian Transmission Corporation v NLRC; Commisioners Ceferino Dulay et al) </text:span></text:p>
      <text:p text:style-name="P48"><text:soft-page-break/></text:p>
      <text:p text:style-name="P7"><text:tab/></text:p>
      <text:p text:style-name="P7"/>
      <text:p text:style-name="P7"/>
      <text:p text:style-name="P13">P R A Y E R</text:p>
      <text:p text:style-name="P13"/>
      <text:p text:style-name="P14"><text:tab/>WHEREFORE,<text:span text:style-name="T19"> premises considered, it is most respectfully prayed of this Honorale Tribunal the following:</text:span></text:p>
      <text:p text:style-name="P14"><text:span text:style-name="T19"/></text:p>
      <text:p text:style-name="P46">1. <text:span text:style-name="T19">A decision be rendered in favor of the complainants, declaring th</text:span><text:span text:style-name="T20">a</text:span><text:span text:style-name="T19">t</text:span></text:p>
      <text:p text:style-name="P46"><text:span text:style-name="T19"><text:s text:c="4"/>they were ilegally dismissed from their employment;</text:span></text:p>
      <text:p text:style-name="P45">2. <text:span text:style-name="T19">Order the respondents to pay them their full back wages;</text:span></text:p>
      <text:p text:style-name="P46">3. <text:span text:style-name="T19">Order the respondents to pay complainants their Holiday pay for their</text:span></text:p>
      <text:p text:style-name="P46"><text:span text:style-name="T19"><text:s text:c="4"/>respective length of service;</text:span></text:p>
      <text:p text:style-name="P46">4. <text:span text:style-name="T19">Order the respondents to pay for the salary differential representng</text:span></text:p>
      <text:p text:style-name="P46"><text:span text:style-name="T19"><text:s text:c="4"/>the statutory minimum wage and the actual salary being paid by the</text:span></text:p>
      <text:p text:style-name="P46"><text:span text:style-name="T19"><text:s text:c="4"/>respondents to the complainants since day one (1) of their</text:span></text:p>
      <text:p text:style-name="P46"><text:span text:style-name="T19"><text:s text:c="4"/>employment;</text:span></text:p>
      <text:p text:style-name="P46">5. <text:span text:style-name="T19">Order the respondents to pay the complainants the separation pay</text:span></text:p>
      <text:p text:style-name="P46"><text:span text:style-name="T19"><text:s text:c="4"/>equivalent to their respective length of service;</text:span></text:p>
      <text:p text:style-name="P46">6. <text:span text:style-name="T19">Order the respondents to pay the complainants the corresponding</text:span></text:p>
      <text:p text:style-name="P46"><text:span text:style-name="T19"><text:s text:c="4"/>service incentive leave;</text:span></text:p>
      <text:p text:style-name="P46">7.<text:span text:style-name="T19"> Order the respondents </text:span><text:span text:style-name="T20">to pay the thirteenth (13</text:span><text:span text:style-name="T57">th</text:span><text:span text:style-name="T20">) month pay of the</text:span></text:p>
      <text:p text:style-name="P46"><text:span text:style-name="T20"><text:s text:c="4"/>complainants herein corresponding to their length of service;</text:span></text:p>
      <text:p text:style-name="P47">8.<text:span text:style-name="T19"> Order the respondent s to indemnify the complainant for nominal,</text:span></text:p>
      <text:p text:style-name="P47"><text:span text:style-name="T19"><text:s text:c="4"/>moral and exemplary damages;</text:span></text:p>
      <text:p text:style-name="P15"><text:span text:style-name="T19"/></text:p>
      <text:p text:style-name="P15"><text:span text:style-name="T19">Other reliefs and remedies that are just and equitable under the foregoing premises are likewise prayed for.</text:span></text:p>
      <text:p text:style-name="P15"><text:span text:style-name="T19"/></text:p>
      <text:p text:style-name="P15"><text:span text:style-name="T19">December 13, 2016 Cebu City, Philippi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FreeSans1" svg:font-family="FreeSans" style:font-family-generic="swiss"/>
    <style:font-face style:name="URW Bookman L" svg:font-family="'URW Bookman 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00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08:17:43.454826257</meta:creation-date>
    <meta:editing-duration>PT6M48S</meta:editing-duration>
    <meta:editing-cycles>3</meta:editing-cycles>
    <meta:generator>LibreOffice/5.1.4.2$Linux_X86_64 LibreOffice_project/10m0$Build-2</meta:generator>
    <dc:date>2016-12-13T10:32:40.321022884</dc:date>
    <meta:document-statistic meta:table-count="0" meta:image-count="0" meta:object-count="0" meta:page-count="6" meta:paragraph-count="69" meta:word-count="1510" meta:character-count="9301" meta:non-whitespace-character-count="7701"/>
  </office:meta>
</office:document-meta>
</file>